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imSun" svg:font-family="SimSun, 'Microsoft YaHei', SimHe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style:style>
    <style:style style:name="P2"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officeooo:paragraph-rsid="000c3a26"/>
    </style:style>
    <style:style style:name="P3"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officeooo:paragraph-rsid="000f9be3"/>
    </style:style>
    <style:style style:name="P4"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style:font-name-asian="SimSun" style:font-size-asian="14pt" style:font-style-asian="normal" style:font-weight-asian="normal"/>
    </style:style>
    <style:style style:name="P5"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fo:font-weight="normal" style:font-name-asian="SimSun" style:font-size-asian="14pt" style:font-style-asian="normal" style:font-weight-asian="normal" style:font-weight-complex="normal"/>
    </style:style>
    <style:style style:name="P6"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fo:font-weight="normal" officeooo:paragraph-rsid="000c3a26" style:font-name-asian="SimSun" style:font-size-asian="14pt" style:font-style-asian="normal" style:font-weight-asian="normal" style:font-weight-complex="normal"/>
    </style:style>
    <style:style style:name="P7"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00" fo:letter-spacing="normal" fo:font-weight="normal" style:font-weight-asian="normal" style:font-weight-complex="normal"/>
    </style:style>
    <style:style style:name="P8"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officeooo:paragraph-rsid="000f9be3"/>
    </style:style>
    <style:style style:name="P9" style:family="paragraph" style:parent-style-name="Text_20_body">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style:contextual-spacing="false" style:line-height-at-least="0.25in" fo:text-align="end"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weight="normal" style:font-weight-asian="normal" style:font-weight-complex="normal"/>
    </style:style>
    <style:style style:name="P12" style:family="paragraph" style:parent-style-name="Text_20_body" style:list-style-name="L3">
      <style:paragraph-properties fo:margin-top="0in" fo:margin-bottom="0in" style:contextual-spacing="false" style:line-height-at-least="0.25in" fo:text-align="start" style:justify-single-word="false" fo:orphans="2" fo:widows="2" fo:padding="0in" fo:border="none"/>
      <style:text-properties fo:font-style="italic" fo:font-weight="bold" officeooo:paragraph-rsid="000f9be3" style:font-style-asian="italic" style:font-weight-asian="bold" style:font-style-complex="italic" style:font-weight-complex="bold"/>
    </style:style>
    <style:style style:name="T1" style:family="text">
      <style:text-properties style:font-name="SimSun" fo:font-style="normal" fo:font-weight="normal" officeooo:rsid="000e1120" style:font-name-asian="SimSun" style:font-size-asian="14pt" style:font-style-asian="normal" style:font-weight-asian="normal"/>
    </style:style>
    <style:style style:name="T2" style:family="text">
      <style:text-properties style:font-name="SimSun" fo:font-style="normal" fo:font-weight="bold" officeooo:rsid="000e1120" style:font-name-asian="SimSun" style:font-size-asian="14pt" style:font-style-asian="normal" style:font-weight-asian="bold" style:font-weight-complex="bold"/>
    </style:style>
    <style:style style:name="T3" style:family="text">
      <style:text-properties style:font-name="SimSun" fo:font-size="14pt" fo:font-style="normal" fo:font-weight="normal"/>
    </style:style>
    <style:style style:name="T4" style:family="text">
      <style:text-properties style:font-name="SimSun" fo:font-size="14pt" fo:font-style="normal" fo:font-weight="bold" style:font-weight-asian="bold" style:font-weight-complex="bold"/>
    </style:style>
    <style:style style:name="T5" style:family="text">
      <style:text-properties style:font-name="SimSun" fo:font-size="14pt" fo:font-style="italic" fo:font-weight="bold" style:font-style-asian="italic" style:font-weight-asian="bold" style:font-style-complex="italic" style:font-weight-complex="bold"/>
    </style:style>
    <style:style style:name="T6" style:family="text">
      <style:text-properties style:font-name="SimSun" fo:font-style="italic" fo:font-weight="bold" officeooo:rsid="000e1120" style:font-name-asian="SimSun" style:font-size-asian="14pt" style:font-style-asian="italic" style:font-weight-asian="bold" style:font-style-complex="italic" style:font-weight-complex="bold"/>
    </style:style>
    <style:style style:name="T7" style:family="text">
      <style:text-properties style:font-name-asian="SimSun" style:font-size-asian="14pt" style:font-style-asian="normal"/>
    </style:style>
    <style:style style:name="T8" style:family="text">
      <style:text-properties style:font-name-asian="SimSun" style:font-size-asian="14pt" style:font-style-asian="normal" style:font-weight-asian="normal"/>
    </style:style>
    <style:style style:name="T9" style:family="text">
      <style:text-properties officeooo:rsid="000e1120" style:font-name-asian="SimSun" style:font-size-asian="14pt" style:font-style-asian="normal" style:font-weight-asian="normal"/>
    </style:style>
    <style:style style:name="T10" style:family="text">
      <style:text-properties style:font-name-asian="SimSun" style:font-size-asian="14pt" style:font-style-asian="normal" style:font-weight-asian="bold"/>
    </style:style>
    <style:style style:name="T11" style:family="text">
      <style:text-properties style:font-weight-asian="bold"/>
    </style:style>
    <style:style style:name="T12" style:family="text">
      <style:text-properties fo:font-variant="normal" fo:text-transform="none" fo:color="#000000" style:font-name="SimSun" fo:font-size="14pt" fo:letter-spacing="normal" fo:font-style="normal" fo:font-weight="normal"/>
    </style:style>
    <style:style style:name="T13" style:family="text">
      <style:text-properties fo:font-variant="normal" fo:text-transform="none" fo:color="#000000" fo:letter-spacing="normal" style:font-name-asian="SimSun" style:font-size-asian="14pt" style:font-style-asian="normal"/>
    </style:style>
    <style:style style:name="T14" style:family="text">
      <style:text-properties fo:font-variant="normal" fo:text-transform="none" fo:color="#000000" fo:letter-spacing="normal" style:font-name-asian="SimSun" style:font-size-asian="14pt" style:font-style-asian="normal" style:font-weight-asian="normal"/>
    </style:style>
    <style:style style:name="T15" style:family="text">
      <style:text-properties fo:font-variant="normal" fo:text-transform="none" fo:color="#000000" fo:letter-spacing="normal" officeooo:rsid="000f9be3" style:font-name-asian="SimSun" style:font-size-asian="14pt" style:font-style-asian="normal" style:font-weight-asian="normal"/>
    </style:style>
    <style:style style:name="T16" style:family="text">
      <style:text-properties fo:font-variant="normal" fo:text-transform="none" fo:color="#000000" fo:letter-spacing="normal" officeooo:rsid="00110c21" style:font-name-asian="SimSun" style:font-size-asian="14pt" style:font-style-asian="normal" style:font-weight-asian="normal"/>
    </style:style>
    <style:style style:name="T17" style:family="text">
      <style:text-properties fo:font-variant="normal" fo:text-transform="none" fo:color="#000000" fo:letter-spacing="normal" style:font-name-asian="SimSun" style:font-size-asian="14pt" style:font-style-asian="normal" style:font-weight-asian="bold"/>
    </style:style>
    <style:style style:name="T18" style:family="text">
      <style:text-properties fo:font-variant="normal" fo:text-transform="none" fo:color="#000000" fo:letter-spacing="normal" officeooo:rsid="000f9be3" style:font-name-asian="SimSun" style:font-size-asian="14pt" style:font-style-asian="normal"/>
    </style:style>
    <style:style style:name="T19" style:family="text">
      <style:text-properties fo:font-variant="normal" fo:text-transform="none" fo:color="#000000" fo:letter-spacing="normal" officeooo:rsid="00110c21" style:font-name-asian="SimSun" style:font-size-asian="14pt" style:font-style-asian="normal"/>
    </style:style>
    <style:style style:name="T20" style:family="text">
      <style:text-properties fo:font-variant="normal" fo:text-transform="none" fo:color="#000000" fo:letter-spacing="normal" officeooo:rsid="000f9be3" style:font-name-asian="SimSun" style:font-size-asian="14pt"/>
    </style:style>
    <style:style style:name="T21" style:family="text">
      <style:text-properties fo:font-variant="normal" fo:text-transform="none" fo:color="#000000" fo:letter-spacing="normal" officeooo:rsid="00110c21" style:font-name-asian="SimSun" style:font-size-asian="14pt"/>
    </style:style>
    <style:style style:name="T22" style:family="text">
      <style:text-properties fo:font-variant="normal" fo:text-transform="none" fo:color="#000000" fo:font-size="14pt" fo:letter-spacing="normal" fo:font-weight="bold" style:font-name-asian="SimSun" style:font-size-asian="14pt" style:font-style-asian="normal" style:font-weight-asian="bold" style:font-size-complex="14pt" style:font-weight-complex="bold"/>
    </style:style>
    <style:style style:name="T23" style:family="text">
      <style:text-properties fo:font-weight="bold" style:font-name-asian="SimSun" style:font-size-asian="14pt" style:font-style-asian="normal" style:font-weight-asian="bold" style:font-weight-complex="bold"/>
    </style:style>
    <style:style style:name="T24" style:family="text">
      <style:text-properties fo:font-weight="bold" officeooo:rsid="000e1120" style:font-name-asian="SimSun" style:font-size-asian="14pt" style:font-style-asian="normal" style:font-weight-asian="bold" style:font-weight-complex="bold"/>
    </style:style>
    <style:style style:name="T25" style:family="text">
      <style:text-properties fo:font-style="italic" fo:font-weight="bold" style:font-name-asian="SimSun" style:font-size-asian="14pt" style:font-style-asian="italic" style:font-weight-asian="bold" style:font-style-complex="italic" style:font-weight-complex="bold"/>
    </style:style>
    <style:style style:name="T26" style:family="text">
      <style:text-properties fo:font-style="italic" fo:font-weight="bold" officeooo:rsid="000e1120" style:font-name-asian="SimSun" style:font-size-asian="14pt"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trong_20_Emphasis"><text:span text:style-name="T22">关于举办第十八届天津市青少年信息学奥林匹克竞赛小学组复赛的通知</text:span></text:span></text:p>
      <text:p text:style-name="P1"><text:span text:style-name="T8"/></text:p>
      <text:p text:style-name="P1"><text:span text:style-name="T8"><text:s text:c="8"/>第十八届天津市青少年信息学奥林匹克竞赛小学组初赛已圆满结束。根据竞赛主办单位要求，定于</text:span><text:span text:style-name="T3">2013</text:span><text:span text:style-name="T8">年</text:span><text:span text:style-name="T3">1</text:span><text:span text:style-name="T8">月</text:span><text:span text:style-name="T3">1</text:span><text:span text:style-name="T8">日（周二）举行小学组复赛。现将有关事宜通知如下：</text:span></text:p>
      <text:p text:style-name="P5">一、复赛时间</text:p>
      <text:p text:style-name="P1"><text:span text:style-name="T3">2013</text:span><text:span text:style-name="T8">年</text:span><text:span text:style-name="T3">1</text:span><text:span text:style-name="T8">月</text:span><text:span text:style-name="T3">1</text:span><text:span text:style-name="T8">日（周二）上午：</text:span><text:span text:style-name="T3">8</text:span><text:span text:style-name="T8">：</text:span><text:span text:style-name="T3">30</text:span><text:span text:style-name="T8">至</text:span><text:span text:style-name="T3">11</text:span><text:span text:style-name="T8">：</text:span><text:span text:style-name="T3">30</text:span><text:span text:style-name="T8">进行小学组复赛</text:span></text:p>
      <text:p text:style-name="P6">二、复赛地点</text:p>
      <text:p text:style-name="P2"><text:span text:style-name="T8">天津大学综合实验楼</text:span><text:span text:style-name="T8">（南开区卫津路七里台，从七里台校门进入学校后右侧旭东路进入</text:span><text:span text:style-name="T3">100</text:span><text:span text:style-name="T8">米）</text:span></text:p>
      <text:p text:style-name="P5">三、报名</text:p>
      <text:p text:style-name="P1"><text:span text:style-name="T3">1</text:span><text:span text:style-name="T8">、凡获得小学组复赛资格的同学，采取学生自愿报名参加的原则。</text:span></text:p>
      <text:p text:style-name="P1"><text:span text:style-name="T3">2</text:span><text:span text:style-name="T8">、报名日期：</text:span><text:span text:style-name="T3">2012</text:span><text:span text:style-name="T8">年</text:span><text:span text:style-name="T3">12</text:span><text:span text:style-name="T8">月</text:span><text:span text:style-name="T3">14</text:span><text:span text:style-name="T8">日至</text:span><text:span text:style-name="T3">12</text:span><text:span text:style-name="T8">月</text:span><text:span text:style-name="T3">21</text:span><text:span text:style-name="T8">日（上午</text:span><text:span text:style-name="T3">8</text:span><text:span text:style-name="T8">：</text:span><text:span text:style-name="T3">30</text:span><text:span text:style-name="T8">至下午</text:span><text:span text:style-name="T3">4</text:span><text:span text:style-name="T8">：</text:span><text:span text:style-name="T3">00</text:span><text:span text:style-name="T8">，公休日休息）。</text:span><text:span text:style-name="T25">报名时请带免冠</text:span><text:span text:style-name="T5">1</text:span><text:span text:style-name="T25">寸彩色照片</text:span><text:span text:style-name="T5">1</text:span><text:span text:style-name="T25">张。</text:span></text:p>
      <text:p text:style-name="P3"><text:span text:style-name="T1">3</text:span><text:span text:style-name="T9">、</text:span><text:span text:style-name="T26">参赛学生每人需交纳参赛费</text:span><text:span text:style-name="T6">80</text:span><text:span text:style-name="T26">元整</text:span><text:span text:style-name="T9">，并领取竞赛参赛证和相关说明。</text:span></text:p>
      <text:p text:style-name="P11"><text:span text:style-name="T13">四、评奖</text:span></text:p>
      <text:p text:style-name="P4">本次竞赛将评选出下列奖项：</text:p>
      <text:p text:style-name="P4">小学组：天津市一、二、三等奖（由天津市主办单位颁发证书及奖牌）。</text:p>
      <text:p text:style-name="P7"><text:span text:style-name="T7">五、未尽事宜将参照《全国青少年信息学奥林匹克联赛组织指南》执行。</text:span></text:p>
      <text:p text:style-name="P1"><text:span text:style-name="T10"/></text:p>
      <text:p text:style-name="P10"><text:span text:style-name="T14">天津市五项学科竞赛管理委员会办公室</text:span><text:span text:style-name="T12"><text:line-break/>2012</text:span><text:span text:style-name="T14">年</text:span><text:span text:style-name="T12">11</text:span><text:span text:style-name="T14">月</text:span><text:span text:style-name="T12">15</text:span><text:span text:style-name="T14">日</text:span></text:p>
      <text:p text:style-name="P10"><text:span text:style-name="T14"/></text:p>
      <text:p text:style-name="P8"><text:span text:style-name="T14">附：</text:span></text:p>
      <text:p text:style-name="P8"><text:span text:style-name="T14">风湖里小学复赛名单：</text:span></text:p>
      <text:p text:style-name="P8"><text:span text:style-name="T15">陈俊杰、范子维、李天予、杨子芃、张韫卓、赵家辉、周家亮、邹俊</text:span></text:p>
      <text:p text:style-name="P8"><text:span text:style-name="T15"/></text:p>
      <text:list xml:id="list1973943466" text:style-name="L3">
        <text:list-item>
          <text:p text:style-name="P12"><text:span text:style-name="T20">请在照片背面写参赛选手姓名，方便制作参赛证</text:span></text:p>
        </text:list-item>
        <text:list-item>
          <text:p text:style-name="P12"><text:span text:style-name="T20">风湖里小学报名截止日期为</text:span><text:span text:style-name="T21">2012年12月7日</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imSun" svg:font-family="SimSun, 'Microsoft YaHei', SimHe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ma </meta:initial-creator>
    <meta:creation-date>2012-11-28T09:19:41</meta:creation-date>
    <dc:date>2012-11-28T09:37:44</dc:date>
    <dc:creator>richardma </dc:creator>
    <meta:editing-duration>PT13M2S</meta:editing-duration>
    <meta:editing-cycles>4</meta:editing-cycles>
    <meta:generator>LibreOffice/3.6$Linux_x86 LibreOffice_project/360m1$Build-102</meta:generator>
    <meta:document-statistic meta:table-count="0" meta:image-count="0" meta:object-count="0" meta:page-count="1" meta:paragraph-count="20" meta:word-count="490" meta:character-count="530" meta:non-whitespace-character-count="520"/>
  </office:meta>
</office:document-meta>
</file>